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 style:font-family-generic="swiss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9cm" svg:stroke-color="#ff8000" draw:marker-start="" draw:marker-start-width="0.28cm" draw:marker-start-center="false" draw:marker-end="Arrowheads_20_1" draw:marker-end-width="0.199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5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97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5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6" style:family="graphic" style:parent-style-name="standard">
      <style:graphic-properties draw:stroke="solid" svg:stroke-width="0cm" svg:stroke-color="#3465a4" draw:marker-start="" draw:marker-start-width="0.29cm" draw:marker-start-center="false" draw:marker-end="" draw:marker-end-width="0.21cm" draw:marker-end-center="false" draw:fill="none" draw:fill-color="#729fcf" draw:textarea-horizontal-align="justify" draw:textarea-vertical-align="middle" fo:padding-top="0.126cm" fo:padding-bottom="0.126cm" fo:padding-left="0.251cm" fo:padding-right="0.251cm" fo:wrap-option="wrap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000000" draw:marker-start="Arrowheads_20_9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28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9" style:family="graphic" style:parent-style-name="standard">
      <style:graphic-properties draw:stroke="solid" svg:stroke-width="0.049cm" svg:stroke-color="#3465a4" draw:marker-start="" draw:marker-start-width="0.28cm" draw:marker-start-center="false" draw:marker-end="Arrowheads_20_2" draw:marker-end-width="0.199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svg:stroke-width="0.049cm" svg:stroke-color="#bf0041" draw:marker-start="" draw:marker-start-width="0.28cm" draw:marker-start-center="false" draw:marker-end="Arrowheads_20_2" draw:marker-end-width="0.199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2" style:family="graphic" style:parent-style-name="standard">
      <style:graphic-properties draw:stroke="solid" svg:stroke-width="0cm" svg:stroke-color="#bf0041" draw:marker-start="" draw:marker-start-width="0.29cm" draw:marker-start-center="false" draw:marker-end="" draw:marker-end-width="0.21cm" draw:marker-end-center="false" draw:fill="none" draw:fill-color="#729fcf" draw:textarea-horizontal-align="justify" draw:textarea-vertical-align="middle" fo:padding-top="0.126cm" fo:padding-bottom="0.126cm" fo:padding-left="0.251cm" fo:padding-right="0.251cm" fo:wrap-option="wrap" draw:shadow="hidden" draw:shadow-offset-x="0.199cm" draw:shadow-offset-y="0.199cm" draw:shadow-color="#808080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 style:writing-mode="lr-tb"/>
      <style:text-properties fo:color="#3465a4" loext:opacity="100%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3465a4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 style:writing-mode="lr-tb"/>
      <style:text-properties fo:color="#ff8000" loext:opacity="100%" fo:font-size="10pt" style:font-size-asian="18pt" style:font-size-complex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8000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 style:writing-mode="lr-tb"/>
      <style:text-properties fo:color="#bf0041" loext:opacity="100%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bf0041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text-position="sub 58%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Arial" fo:font-style="normal" fo:text-shadow="none" style:text-underline-style="none" fo:font-weight="bold" style:letter-kerning="true" style:font-name-asian="Microsoft YaHei" style:font-style-asian="normal" style:font-weight-asian="normal" style:font-name-complex="Arial3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3.472cm" svg:y1="16.004cm" svg:x2="12.911cm" svg:y2="14.404cm">
            <text:p/>
          </draw:line>
          <draw:frame draw:style-name="gr2" draw:text-style-name="P3" draw:layer="layout" svg:width="0.842cm" svg:height="0.645cm" svg:x="12.173cm" svg:y="15.866cm">
            <draw:text-box>
              <text:p text:style-name="P2"><text:span text:style-name="T1">v</text:span><text:span text:style-name="T2">S</text:span></text:p>
            </draw:text-box>
          </draw:frame>
          <draw:frame draw:style-name="gr3" draw:text-style-name="P5" draw:layer="layout" svg:width="2.318cm" svg:height="0.645cm" svg:x="12.837cm" svg:y="16.251cm">
            <draw:text-box>
              <text:p text:style-name="P4"><text:span text:style-name="T3">Initial plane</text:span></text:p>
            </draw:text-box>
          </draw:frame>
          <draw:frame draw:style-name="gr4" draw:text-style-name="P5" draw:layer="layout" svg:width="2.505cm" svg:height="0.645cm" svg:x="10.903cm" svg:y="13.415cm">
            <draw:text-box>
              <text:p text:style-name="P4"><text:span text:style-name="T3">Target plane</text:span></text:p>
            </draw:text-box>
          </draw:frame>
          <draw:frame draw:style-name="gr3" draw:text-style-name="P5" draw:layer="layout" svg:width="1.401cm" svg:height="0.645cm" svg:x="9.782cm" svg:y="15.153cm">
            <draw:text-box>
              <text:p text:style-name="P4"><text:span text:style-name="T3">Node</text:span></text:p>
            </draw:text-box>
          </draw:frame>
          <draw:line draw:style-name="gr5" draw:text-style-name="P1" draw:layer="layout" svg:x1="10.72cm" svg:y1="15.632cm" svg:x2="11.008cm" svg:y2="16.004cm">
            <text:p/>
          </draw:line>
          <draw:frame draw:style-name="gr3" draw:text-style-name="P7" draw:layer="layout" svg:width="1.008cm" svg:height="0.645cm" svg:x="13.052cm" svg:y="14.831cm">
            <draw:text-box>
              <text:p text:style-name="P6"><text:span text:style-name="T4">Δ</text:span><text:span text:style-name="T5">v</text:span></text:p>
            </draw:text-box>
          </draw:frame>
          <draw:line draw:style-name="gr6" draw:text-style-name="P1" draw:layer="layout" svg:x1="9.75cm" svg:y1="16cm" svg:x2="15cm" svg:y2="16cm">
            <text:p/>
          </draw:line>
          <draw:circle draw:style-name="gr7" draw:text-style-name="P8" draw:layer="layout" svg:width="2.5cm" svg:height="2.5cm" svg:x="9.75cm" svg:y="14.75cm" draw:kind="arc" draw:start-angle="0.48" draw:end-angle="40.69">
            <text:p/>
          </draw:circle>
          <draw:frame draw:style-name="gr8" draw:text-style-name="P9" draw:layer="layout" svg:width="0.842cm" svg:height="0.645cm" svg:x="11.658cm" svg:y="15.355cm">
            <draw:text-box>
              <text:p text:style-name="P4"><text:span text:style-name="T6">i</text:span><text:span text:style-name="T7">r</text:span></text:p>
            </draw:text-box>
          </draw:frame>
          <draw:line draw:style-name="gr9" draw:text-style-name="P1" draw:layer="layout" svg:x1="11cm" svg:y1="16cm" svg:x2="13.5cm" svg:y2="16cm">
            <text:p/>
          </draw:line>
          <draw:custom-shape draw:style-name="gr10" draw:text-style-name="P10" draw:layer="layout" svg:width="0.2cm" svg:height="0.2cm" svg:x="10.9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" draw:layer="layout" svg:x1="11cm" svg:y1="16cm" svg:x2="12.915cm" svg:y2="14.393cm">
            <text:p/>
          </draw:line>
          <draw:line draw:style-name="gr12" draw:text-style-name="P1" draw:layer="layout" svg:x1="9.989cm" svg:y1="16.851cm" svg:x2="14.011cm" svg:y2="13.476cm">
            <text:p/>
          </draw:line>
          <draw:frame draw:style-name="gr2" draw:text-style-name="P12" draw:layer="layout" svg:width="0.842cm" svg:height="0.645cm" svg:x="11.673cm" svg:y="14.367cm">
            <draw:text-box>
              <text:p text:style-name="P11"><text:span text:style-name="T1">v</text:span><text:span text:style-name="T2">T</text:span></text:p>
            </draw:text-box>
          </draw:frame>
          <draw:line draw:style-name="gr5" draw:text-style-name="P1" draw:layer="layout" svg:x1="14.078cm" svg:y1="15.997cm" svg:x2="14.008cm" svg:y2="16.32cm">
            <text:p/>
          </draw:line>
          <draw:line draw:style-name="gr5" draw:text-style-name="P1" draw:layer="layout" svg:x1="13.07cm" svg:y1="13.896cm" svg:x2="13.308cm" svg:y2="14.053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 style:font-family-generic="swiss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7:47:06.595000000</meta:creation-date>
    <dc:date>2022-04-10T22:32:38.557000000</dc:date>
    <meta:editing-duration>PT40M33S</meta:editing-duration>
    <meta:editing-cycles>8</meta:editing-cycles>
    <meta:generator>LibreOffice/7.0.4.2$Windows_X86_64 LibreOffice_project/dcf040e67528d9187c66b2379df5ea4407429775</meta:generator>
    <meta:document-statistic meta:object-count="18"/>
  </office:meta>
</office:document-meta>
</file>